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0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before 1896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text:line-break/></text:p>
      <text:p text:style-name="P6">[Front Cover]</text:p>
      <text:p text:style-name="P7">on Parashat Shemot [Hebrew]/</text:p>
      <text:p text:style-name="P7">This lecture was recast, enlarged and/</text:p>
      <text:p text:style-name="P7">improved upon considerably in [?] 96/</text:p>
      <text:p text:style-name="P7"/>
      <text:p text:style-name="P6">[Page 1]</text:p>
      <text:p text:style-name="P6">Brethren. <text:s/>A friend sent me <text:span text:style-name="T2">lately</text:span><text:span text:style-name="T4"> a short time ago a touching story/ to read. <text:s/>Written originally in Sanskrit--a language/ no longer spoken, but still used among peoples of India/ in their public worship--it had been translated into/ faultless English. <text:s/>The story purported to show how/ exquisitely tender, </text:span><text:span text:style-name="T2">even</text:span><text:span text:style-name="T4"> towards even dumb animals, are the/ feelings of nations, whom we consider uncivilized./ <text:s/>I gladly admit, to the honor of all my fellow mor-/-tals, that sentiments of humanity are not the/ peculiar passion of any sect or denomination./ <text:s/>I hold that they are untrue to nature, </text:span><text:span text:style-name="T2">'s imparting,</text:span><text:span text:style-name="T4">/ who cruelly treat lower creatures. <text:s/>A forcible reminder/ of the instinct of compassion implanted by the beneficent/ Creator in our breasts, is the sentence of the pslamist/ </text:span><text:span text:style-name="T2">so</text:span><text:span text:style-name="T4"> which observant Israelites often repeat in their prayers: [Hebrew] "The Lord is good to/ all, and His mercies are over all His works." <text:s/>Not/ less forcible is the Rabbinical illustration of that/ Scriptural passage. <text:s/>I will present it. <text:s/>Many among my audience have heard of the compiler of the Mishnah. <text:s/>When we/ search through Talmudical literature, we shall find/ that none stands higher than Judah the Prince,/ Chief of the colleges which flourished in Tiberias about the 3rd century of the vulgar era./</text:span></text:p>
      <text:p text:style-name="P6"><text:span text:style-name="T4"/></text:p>
      <text:p text:style-name="P6"><text:soft-page-break/><text:span text:style-name="T4">[Page 2]</text:span></text:p>
      <text:p text:style-name="P6"><text:span text:style-name="T4">In his life time </text:span><text:span text:style-name="T2">he</text:span><text:span text:style-name="T4"> that sage was extolled for the exercise/ of rare virtues, and succeeding generations have/ encircled his memory with a halo of sanctity. <text:s/>They/ have called him </text:span><text:span text:style-name="T5">Rabbenu Hakkadosh</text:span><text:span text:style-name="T6">, "our Rabbin/ the holy," because by his influence piety and activity/ </text:span><text:span text:style-name="T3">the Mishnah or</text:span><text:span text:style-name="T6"> the oral Laws </text:span><text:span text:style-name="T3">was</text:span><text:span text:style-name="T6"> were collected and formulated. <text:s/>Never-/-theless, with an impartiality deserving of all respect,/ the Talmudists tell us that the bodily ailments to/ which Judah the Prince became subject, were a/ punishment for </text:span><text:span text:style-name="T3">an act of</text:span><text:span text:style-name="T6"> his harshness towards a poor/ beast. <text:s/>On one occasion a calf about to be led to the slaughter house,/ </text:span><text:span text:style-name="T3">once</text:span><text:span text:style-name="T6"> hid its head under the folds of the Rabbi's gar-/-ments, and </text:span><text:span text:style-name="T3">piteously</text:span><text:span text:style-name="T6"> gave a pitiful cry as if to beg for life, but/ the Sage roughly chased it away, saying [Hebrew] "Go/ to, thou wast born to be killed". <text:s/>I shall not/ cite the legend of the lamb, which, having strayed/ from the flock </text:span><text:span text:style-name="T3">in quest of water</text:span><text:span text:style-name="T6"> to look for a stream where to quench its thirst, Moses gently car-/-ried </text:span><text:span text:style-name="T3">it</text:span><text:span text:style-name="T6"> back in his arms to the fold, and heard on the/ way a Divine assurance that his compassionate/ soul fitted him as shepherd of God's chosen flock./ <text:s/>All are familiar with that sweet parable from/ the Medrash; while the aphorism "A righteous man/</text:span></text:p>
      <text:p text:style-name="P6"><text:span text:style-name="T6"/></text:p>
      <text:p text:style-name="P6"><text:span text:style-name="T6">[Page 3]</text:span></text:p>
      <text:p text:style-name="P6"><text:span text:style-name="T6">knows the soul of his animals" and the other in the Tal-/-mud "To trouble beasts, is prohibited by the law," are/ household words among Jews./ <text:s/>Yet, notwithstanding that kindness towards the brute crea-/-tion, ought to be a criterion to judge of one's refined nature, still it is very/ </text:span><text:span text:style-name="T3">Yet it is</text:span><text:span text:style-name="T6"> possible to meet instances of </text:span><text:span text:style-name="T3">deep</text:span><text:span text:style-name="T6"> an extravagant at-/-tachment to irrational beings and of brutality towards/ reasoning creatures. <text:s/>The </text:span><text:span text:style-name="T3">very</text:span><text:span text:style-name="T6"> peoples from whose/ </text:span><text:span text:style-name="T3">classical</text:span><text:span text:style-name="T6"> writings the touching story sent to me/ for perusal was taking prove</text:span><text:span text:style-name="T3">s</text:span><text:span text:style-name="T6"> my assertion. <text:s/>There/ exists among the Hindoos a class distinction, such/ impassable barriers between men and men, such fiery/ walls </text:span><text:span text:style-name="T3">separating keep</text:span><text:span text:style-name="T6"> holding </text:span><text:span text:style-name="T3">far apart</text:span><text:span text:style-name="T6"> the children of One God </text:span><text:span text:style-name="T3">from each</text:span><text:span text:style-name="T6"> so far apart,/ </text:span><text:span text:style-name="T3">other,</text:span><text:span text:style-name="T6"> as to reduce many to a pitiable condition; to/ a state inferior to that of beasts. <text:s/>Witness, the Pariahs and the Sudras. <text:s/>Nations/ </text:span><text:span text:style-name="T3">that</text:span><text:span text:style-name="T6"> who cannot rise to the Biblical conception of </text:span><text:span text:style-name="T3">a sole</text:span><text:span text:style-name="T6"> an/ </text:span><text:span text:style-name="T3">God created man and woman</text:span><text:span text:style-name="T6"> omnipotent </text:span><text:span text:style-name="T3">whose plastic hands created the first parents</text:span><text:span text:style-name="T6"> power that breathed into existence the first parents from whom all </text:span><text:span text:style-name="T3">intel-</text:span><text:span text:style-name="T6"> sentient/ </text:span><text:span text:style-name="T3">-ligent</text:span><text:span text:style-name="T6"> beings have sprung; nations who believe </text:span><text:span text:style-name="T3">that</text:span><text:span text:style-name="T6">/ that different portions of the human race have issued/ from different parts of the body of their false/ deities, will bye the force of a fatal logic declare some </text:span><text:span text:style-name="T3">as</text:span><text:span text:style-name="T6"> superior </text:span><text:span text:style-name="T3">by</text:span><text:span text:style-name="T6"> through an irre-/-vocable law of nature, and will shun others as/ doomed by an inexorable fate to drudge in constant degrada-/tion. <text:s/>Now I ask you to turn away/ from that scene offensive to religion, and contemplate/ the sight which your faith opens before your vision this morning,/ O coheirs of the Torah./</text:span></text:p>
      <text:p text:style-name="P6"><text:span text:style-name="T4"/></text:p>
      <text:p text:style-name="P6"><text:span text:style-name="T4">[Page 4]</text:span></text:p>
      <text:p text:style-name="P6"><text:span text:style-name="T4">Observe it well that you may </text:span><text:span text:style-name="T2">judge of value</text:span><text:span text:style-name="T4"> prize its/ resplendent beauties. <text:s/>A lad reared among an excep-/-tionally privileged </text:span><text:span text:style-name="T2">class</text:span><text:span text:style-name="T4"> caste, is </text:span><text:span text:style-name="T2">surrounded by</text:span><text:span text:style-name="T4"> the object of ro-/-yal</text:span><text:span text:style-name="T2">ty</text:span><text:span text:style-name="T4"> solicitude. <text:s/>Wealth, </text:span><text:span text:style-name="T2">power</text:span><text:span text:style-name="T4"> uninhibited </text:span><text:span text:style-name="T2">can reach him</text:span><text:span text:style-name="T4"> streams for him, a princely crown lies/ within his reach. <text:s/>The love of pleasure, inherent/ in youth, whispers acceptance, the fond caresses of a/ foster-mother bid it, but compassion has transformed that lad's nature. <text:s/>A voice within his soul/ which he cannot silence, urges him on to deeds/ of heroic self-denial. <text:s/></text:span><text:span text:style-name="T2">He tears himself from</text:span><text:span text:style-name="T4">/ Palatial splendour </text:span><text:span text:style-name="T2">to seek the hovels of misery</text:span><text:span text:style-name="T4"> has no charm for him. <text:s/>Where the groans of slavery cry for help, there he hastens./ <text:s/>He leaves </text:span><text:span text:style-name="T2">behind</text:span><text:span text:style-name="T4"> an aristocracy of egotistical learning,/ </text:span><text:span text:style-name="T2">that he may</text:span><text:span text:style-name="T4"> to go with outstretched arms to the lowly/ </text:span><text:span text:style-name="T2">and</text:span><text:span text:style-name="T4"> that he may lift them to a moral elevation. <text:s/>You have/ recognized your generous deliverer, the hater of/ castes, the lover of equality, the champion of/ liberty--your Moses who, to shield the defenseless,/ threw aside a sceptre and seized a shepherd's/ staff. <text:s/>[Hebrew] <text:s/>I was reading this week/ the life of our inspired liberator and legislator written/ by a Jew of Alexandria nineteen hundred years/ ago. <text:s/>The </text:span><text:span text:style-name="T2">perfect</text:span><text:span text:style-name="T4"> close similarity between his thoughts/ and those of our Sages struck me forcibly./</text:span></text:p>
      <text:p text:style-name="P6"><text:span text:style-name="T4"/></text:p>
      <text:p text:style-name="P6"><text:soft-page-break/><text:span text:style-name="T4">[Page 5]</text:span></text:p>
      <text:p text:style-name="P6"><text:span text:style-name="T4"><text:tab/>Philo, who knew nothing of post-biblical litera-/-ture, and probably knew </text:span><text:span text:style-name="T2">the Bible</text:span><text:span text:style-name="T4"> Holy Writ only through/ the medium of the </text:span><text:span text:style-name="T2">sp</text:span><text:span text:style-name="T4"> Septuagint Greek translation,/ remarks substantially that if we </text:span><text:span text:style-name="T2">we</text:span><text:span text:style-name="T4"> examine matters solely to/ find out truth, and not to learn what opinion</text:span><text:span text:style-name="T2">s</text:span><text:span text:style-name="T4"> this or that per-/-son</text:span><text:span text:style-name="T2">s</text:span><text:span text:style-name="T4"> entertains, we will discover that a </text:span><text:span text:style-name="T2">well</text:span><text:span text:style-name="T4"> skilled/ shepherd can become a perfect leader of men. <text:s/>For,/ though some may laugh at the idea, still noble </text:span><text:span text:style-name="T2">splendid</text:span><text:span text:style-name="T4"> undertakings </text:span><text:span text:style-name="T2">things</text:span><text:span text:style-name="T4"> can/ ripen into perfection by means of small agencies./ <text:s/>The Talmudists in their turn, commenting on a sen-/-tence of the psalms which runs thus [Hebrew]/ "the Lord tries the righteous", remark that as the/ life of a shepherd had schooled David for the throne,/ and Amos for a prophetic errand, so did it prepare/ Moses for the grandest of human missions, for the/ </text:span><text:span text:style-name="T2">creation</text:span><text:span text:style-name="T4"> lead of a priestly people created not to rule, but to/ teach world-redeeming </text:span><text:span text:style-name="T2">truths</text:span><text:span text:style-name="T4"> verities. <text:s/>Face to face/ with God's nature; in the vast fields which proclaim/ the goodness of a Providential Father, in the </text:span><text:span text:style-name="T2">soli-</text:span><text:span text:style-name="T4"> silent/ </text:span><text:span text:style-name="T2">-tude of a the</text:span><text:span text:style-name="T4"> wilderness which inspires reverential awe/ for the Creator, the son of Amram, wrapt in meditation,/ saw </text:span><text:span text:style-name="T2">justice,</text:span><text:span text:style-name="T4"> humanity and justice </text:span><text:span text:style-name="T2">mercy</text:span><text:span text:style-name="T4"> stand before his soul./</text:span></text:p>
      <text:p text:style-name="P6"><text:span text:style-name="T4"/></text:p>
      <text:p text:style-name="P6"><text:span text:style-name="T4">[Page 6]</text:span></text:p>
      <text:p text:style-name="P6"><text:span text:style-name="T4">Then the eyes that could not bear to look upon/ iniquity, read as in the pages of </text:span><text:span text:style-name="T2">a</text:span><text:span text:style-name="T4"> an open volume, </text:span><text:span text:style-name="T2">unfolded</text:span><text:span text:style-name="T4">/ </text:span><text:span text:style-name="T2">before his vision</text:span><text:span text:style-name="T4">, the history of ages past and the events of/ the future. <text:s/>He read the patriarchal creed, </text:span><text:span text:style-name="T2">the</text:span><text:span text:style-name="T4"> and under/ </text:span><text:span text:style-name="T2">forthcoming salvation</text:span><text:span text:style-name="T4"> -stood its full grandeur he read the vicissitudes of the people/ he yearned for, their eternity upon earth. <text:s/>Always/ small like a thorn bush amidst a forest of trees,/ always exposed to the fire of gentile opposition,/ but always unconsumed. <text:s/>Confronted with/ an inexplicable phenomenon--a bush which melting flames/ did not devour--the shepherd would learn the cause/ of that wonder, but he </text:span><text:span text:style-name="T2">comprehended</text:span><text:span text:style-name="T4"> was made to grasp</text:span><text:span text:style-name="T2">ed</text:span><text:span text:style-name="T4"> the secret of/ a more stupendous marvel, the phenomenal/ existence of Israel, through their belief in that God/ whom the pilgrim of Ur Chasdim discovered and his/ descendants[sic!] worshipped[sic!], through their acceptance/ of a heavenly </text:span><text:span text:style-name="T2">Torah</text:span><text:span text:style-name="T4"> revelation. <text:s/>For the voice at the sound of/ which the countenance of the greatest of </text:span><text:span text:style-name="T2">men</text:span><text:span text:style-name="T4"> mortals fill/ in deep humiliation spoke of Abraham the faithful,/ of Isaac and Jacob the tried adorers of the author of the/ universe. <text:s/>It spoke of the mountain at the foot of which/</text:span></text:p>
      <text:p text:style-name="P6"><text:span text:style-name="T4"/></text:p>
      <text:p text:style-name="P6"><text:span text:style-name="T4">[Page 7]</text:span></text:p>
      <text:p text:style-name="P6"><text:span text:style-name="T4">the redeemed </text:span><text:span text:style-name="T2">of</text:span><text:span text:style-name="T4"> from a crushing bondage would </text:span><text:span text:style-name="T2">receive</text:span><text:span text:style-name="T4"> be lifted heavenward by an im-/-parting unparalleled, </text:span><text:span text:style-name="T2">in the books of antiquity--a</text:span><text:span text:style-name="T4"> the/ model after which the most famous among/ </text:span><text:span text:style-name="T2">modern</text:span><text:span text:style-name="T4"> nations would shape their legislation./ <text:s/>[Hebrew]/ But now Moses who was wont to form the cen-/-tral figure in the annals of civilization, Moses/ after whom the Law was called [Hebrew],/ because he suffered ere he could muster the/ armies of the Lord; he suffered to keep the/ standard bearers of the Torah at their posts, now/ Moses </text:span><text:span text:style-name="T2">has caused to</text:span><text:span text:style-name="T4"> commands </text:span><text:span text:style-name="T2">no more</text:span><text:span text:style-name="T4"> no longer the reverence of his/ beneficiaries. <text:s/>These are taught a novel religion: </text:span><text:span text:style-name="T5">pro</text:span><text:span text:style-name="T6">-/-</text:span><text:span text:style-name="T5">phetism</text:span><text:span text:style-name="T6"> it is </text:span><text:span text:style-name="T3">called</text:span><text:span text:style-name="T6"> termed--the doctrine that the prophets after/ Moses were the pronounced enemies of Mosaism; that they/ knew not </text:span><text:span text:style-name="T3">of</text:span><text:span text:style-name="T6"> or cared nothing for incidents and tenets which/ assigned to Israel a religious preeminence; that the lat-/-ter prophets abhorred the sacrificial rules and ceremonial/ percepts enforced in the five books; that those </text:span><text:span text:style-name="T3">pro</text:span><text:span text:style-name="T6">- seers/ </text:span><text:span text:style-name="T3">-phets entertained</text:span><text:span text:style-name="T6"> moved midst larger views, entertained broader aspirations. <text:s/>This/ doctrine has, in late years, were immense popularity,/ not because it is clothed in the majesty of Truth,/</text:span></text:p>
      <text:p text:style-name="P6"><text:span text:style-name="T6"/></text:p>
      <text:p text:style-name="P6"><text:span text:style-name="T6">[Page 8]</text:span></text:p>
      <text:p text:style-name="P6"><text:span text:style-name="T6">for it is illusory, shadowy, but because it is fathered/ by writers of renown, and because it pleases the worldly/ in our ranks, to whom Sabbath, festivals, dietary laws/ and restrictive matrimonial rules, </text:span><text:span text:style-name="T3">are</text:span><text:span text:style-name="T6"> have become irksome. <text:s/>Hence/ the clamor for </text:span><text:span text:style-name="T3">a</text:span><text:span text:style-name="T6"> the necessity of denationalising Judaism,/ and effecting a fusion with some Christian denomination./ <text:s/>Let Jeremiah, one of the latter prophets give the </text:span><text:span text:style-name="T3">novel</text:span><text:span text:style-name="T6">/ new fangled doctrine the lie. <text:s/>So he speaks in the/ concluding sentences of the Haftorah of this </text:span><text:soft-page-break/><text:span text:style-name="T6">morning./ <text:s/>"Thus says the Lord. <text:s/>I remember for thy sake the kind-/-ness of thy youth, the love of thy espousals, thy/ going after me in the wilderness </text:span><text:span text:style-name="T3">into</text:span><text:span text:style-name="T6"> through a land which/ was not sown. <text:s/>Israel is hallowed unto the Lord, he is/ the first fruit of His produce." <text:s/>What can such enun-/-ciations mean, if they are not an emphatic avowal of our/ Divine selection, and an inferential recognition of re-/-gulations concerning </text:span><text:span text:style-name="T3">[?]</text:span><text:span text:style-name="T6"> ceremonialism? <text:s/>What logic can/ explain them otherwise than as an unbroken covenant/ between the Lord who sent the son of Amram to make/ as free that we might be enlightened in the wilderness/ of Sinai, and between ourselves, to the end of time?/</text:span></text:p>
      <text:p text:style-name="P6"><text:span text:style-name="T6"/></text:p>
      <text:p text:style-name="P6"><text:span text:style-name="T6">[Page 9]</text:span></text:p>
      <text:p text:style-name="P6"><text:span text:style-name="T6"><text:tab/>Do we even need the other passage of Jeremiah/ which says that if the ordinances of the sun, moon/ and stars shall be removed, then the seed of Israel/ shall cease to be a nation for ever? <text:s/>[Hebrew]/ [Hebrew]/ No: study, o youths of my people, study that you/ may be not lured away from the faith which the/ noblest of God's creatures imparted to your ancestors./ <text:s/>You owe Moses gratitude for his abnegation, for/ his devotion to your cause, for his sublime example./ <text:s/>Evince your thankfulness by your adherence to his/ behests, proceeding form deep knowledge, from the/ conviction that the descendants of the patriarchs must/ be merciful towards irrational beings, loving to all/ sentient beings, social and progressive in the com-/munities </text:span><text:span text:style-name="T3">among whose</text:span><text:span text:style-name="T6"> in whose midst they live, but </text:span><text:span text:style-name="T3">always</text:span><text:span text:style-name="T6"> reli-/-giously, always </text:span><text:span text:style-name="T3">Israelites</text:span><text:span text:style-name="T6"> eternally known and acknow-/-ledged as believing Israelit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6T14:36:35.21</meta:creation-date>
    <dc:date>2012-04-26T15:47:01.69</dc:date>
    <dc:creator>Penn Libraries</dc:creator>
    <meta:editing-duration>PT00H07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2056" meta:character-count="12679"/>
  </office:meta>
</office:document-meta>
</file>